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CaracterísticasYVentajas" style:family="table">
      <style:table-properties style:width="17cm" table:align="margins" fo:keep-with-next="always" style:writing-mode="lr-tb"/>
    </style:style>
    <style:style style:name="CaracterísticasYVentajas.A" style:family="table-column">
      <style:table-column-properties style:column-width="2.902cm" style:rel-column-width="1645*"/>
    </style:style>
    <style:style style:name="CaracterísticasYVentajas.B" style:family="table-column">
      <style:table-column-properties style:column-width="14.099cm" style:rel-column-width="7993*"/>
    </style:style>
    <style:style style:name="CaracterísticasYVentajas.A1" style:family="table-cell">
      <style:table-cell-properties fo:padding="0.097cm" fo:border-left="0.002cm solid #000000" fo:border-right="none" fo:border-top="0.002cm solid #000000" fo:border-bottom="0.002cm solid #000000"/>
    </style:style>
    <style:style style:name="CaracterísticasYVentajas.B1" style:family="table-cell">
      <style:table-cell-properties fo:padding="0.097cm" fo:border="0.002cm solid #000000"/>
    </style:style>
    <style:style style:name="CaracterísticasYVentajas.A2" style:family="table-cell">
      <style:table-cell-properties fo:padding="0.097cm" fo:border-left="0.002cm solid #000000" fo:border-right="none" fo:border-top="none" fo:border-bottom="0.002cm solid #000000"/>
    </style:style>
    <style:style style:name="CaracterísticasYVentajas.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8"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style>
    <style:style style:name="P21"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1"/>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Procesador Intel Core 2 Extreme de 4 núcleos</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0.4</text:user-defined></text:p>
          </table:table-cell>
          <table:table-cell table:style-name="Versiones.B2" office:value-type="string">
            <text:p text:style-name="P11">Traducido el cuarto párrafo</text:p>
          </table:table-cell>
        </table:table-row>
        <table:table-row>
          <table:table-cell table:style-name="Versiones.A3" office:value-type="string">
            <text:p text:style-name="P10">0.3</text:p>
          </table:table-cell>
          <table:table-cell table:style-name="Versiones.B2" office:value-type="string">
            <text:p text:style-name="P11">Traducido el tercer párrafo</text:p>
          </table:table-cell>
        </table:table-row>
        <table:table-row>
          <table:table-cell table:style-name="Versiones.A2" office:value-type="string">
            <text:p text:style-name="P10">0.2</text:p>
          </table:table-cell>
          <table:table-cell table:style-name="Versiones.B2" office:value-type="string">
            <text:p text:style-name="P11">Traducido el segundo párrafo</text:p>
          </table:table-cell>
        </table:table-row>
      </table:table>
      <text:p text:style-name="P6"/>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Traducción del texto<text:tab/>3</text:p>
          <text:p text:style-name="P15">1.1 Primer párrafo (sin corregir)<text:tab/>3</text:p>
          <text:p text:style-name="P15">1.2 Segundo párrafo (sin corregir)<text:tab/>3</text:p>
          <text:p text:style-name="P15">1.3 Tercer párrafo (sin corregir)<text:tab/>3</text:p>
          <text:p text:style-name="P15">1.4 Cuarto párrafo (sin corregir)<text:tab/>3</text:p>
          <text:p text:style-name="P16">2. Explicación a algunas de las traducciones más complicadas<text:tab/>3</text:p>
        </text:index-body>
      </text:table-of-content>
      <text:p text:style-name="P13"/>
      <text:section text:style-name="Sect4" text:name="Área2">
        <text:h text:style-name="P14" text:outline-level="1">1. Primer párrafo (corregido el 20-XI-07)</text:h>
        <text:p text:style-name="P6">Informe del producto</text:p>
        <text:p text:style-name="P6">Características generales</text:p>
        <text:p text:style-name="P6">El procesador Intel ® Core TM 2 Extreme es el primer procesador de sobremesa con cuatro núcleos, trae lo último de la tecnología vanguardista de procesadores. Al ofrecer un rendimiento sin precedentes en un amplio abanico de aplicaciones y comparativas, el procesador Intel Core 2 Extreme proporciona un gran paso hacia adelante en la computación de múltiples núcleos y en paralelo.</text:p>
        <text:p text:style-name="P6"/>
        <text:h text:style-name="Heading_20_1" text:outline-level="1">2 Segundo párrafo (corregido el 27-XI-07)</text:h>
        <text:p text:style-name="P6">Este procesador fue diseñado para los fanáticos de los ordenadores y los jugadores de los videojuegos. Las actuales aplicaciones multimedia, tales como las de modelado 3D así como las de edición y presentación de video y/o audio, se basan en la computación por hilos para mejorar el rendimiento y muestran la increíble escalabilidad con los procesadores de cuatro núcleos.</text:p>
        <text:p text:style-name="P6"/>
        <text:h text:style-name="Heading_20_1" text:outline-level="1">3 Tercer párrafo (corregido el 27-XI-07)</text:h>
        <text:p text:style-name="P6">La física, la inteligencia artificial, las presentaciones de audio/video y la jugabilidad pueden mejorarse a la vez que las tasas de refresco se mantienen, haciendo que los juegos sean más virtualmente reales y convincentes tanto para los jugadores habituales como para los ocasionales. <text:s/>Estos procesadores disponen de una funcionalidad sin precedentes repartida en cuatro núcleos separados, por lo que los usuarios pueden esperar que los videojuegos se vuelvan más realistas en el futuro.</text:p>
        <text:p text:style-name="P6"/>
        <text:h text:style-name="Heading_20_1" text:outline-level="1">4 Cuarto párrafo (corregido el 27-XI-07)</text:h>
        <text:p text:style-name="P6">El Monstruo de la multitarea</text:p>
        <text:p text:style-name="Text_20_body"><text:span text:style-name="T2">El procesador Intel Core 2 Extreme de cuatro núcleos es un monstruo multitarea, por lo que los usuarios pueden hacer más en menos tiempo. Ofrece unas mejoras significativas en los que a receptividad del sistema se refiere. Los usuarios pueden utilizar varias tareas al mismo tiempo tales como presentar un video, jugar un videojuego o trabajar en un software básico de gestión porque los otros recursos de restantes procesadores adicionales están libres para realizar otras tareas.</text:span></text:p>
        <text:p text:style-name="Text_20_body"><text:span text:style-name="T2"/></text:p>
        <text:h text:style-name="Heading_20_1" text:outline-level="1">5 Quinto párrafo (corregido el 27-XI-07)</text:h>
        <text:p text:style-name="Text_20_body"><text:span text:style-name="T2">Plataformas compatibles</text:span></text:p>
        <text:p text:style-name="Text_20_body"><text:span text:style-name="T2">Las plataformas basadas en el Intel® Chipset son compatibles con este procesador. Esta combinación de procesador y chipset ofrece un rango de interesantes prestaciones que incluyen gráficos duales y proporciona un impresionante nivel de rendimiento para los usuarios exigentes.</text:span></text:p>
        <text:p text:style-name="Text_20_body"><text:soft-page-break/><text:span text:style-name="T2"/></text:p>
        <text:h text:style-name="Heading_20_1" text:outline-level="1">6 Sexto párrafo (corregido el 27-XI-07)</text:h>
        <text:p text:style-name="Text_20_body"><text:span text:style-name="T2">En cuanto a la experiencia añadida ofrece la experiencia en flexibilidad técnica que los entusiastas quieren, los bloqueos en el ratio del bus del procesador (protección en contra de forzar la velocidad) han sido quitados en el procesador Intel Core 2 Extreme de cuatro núcleos. Esto permite la posibilidad de personalizar el sistema, haciéndolo superar los límites de las especificaciones.</text:span></text:p>
        <text:p text:style-name="Text_20_body"><text:span text:style-name="T2"/></text:p>
        <text:h text:style-name="Heading_20_1" text:outline-level="1">7 Séptimo párrafo (corregido el 27-XI-07)</text:h>
        <text:p text:style-name="Text_20_body"><text:span text:style-name="T2">Mejor acústica</text:span></text:p>
        <text:p text:style-name="Text_20_body"><text:span text:style-name="T2">El procesador Intel Core 2 Extreme de cuatro núcleos están equipados con un nuevo sistema térmico digital permitiendo un procesamiento más eficiente y más control térmico en la plataforma. El sensor térmico localizado dentro del procesador mide la máxima temperatura del chip en cualquier momento que se pida. El beneficio en la acústica del monitoreo térmico es que el ventilador del sistema gira lo necesario como para enfriar el sistema, y cuando el ventilador del sistema girará más lento hará menos ruido.</text:span></text:p>
        <text:h text:style-name="Heading_20_1" text:outline-level="1"/>
        <text:h text:style-name="Heading_20_1" text:outline-level="1">8 Octavo párrafo (corregido el 27-XI-07)</text:h>
        <text:p text:style-name="Text_20_body"><text:span text:style-name="T2">Características y ventajas del procesador:</text:span></text:p>
        <table:table table:name="CaracterísticasYVentajas" table:style-name="CaracterísticasYVentajas">
          <table:table-column table:style-name="CaracterísticasYVentajas.A"/>
          <table:table-column table:style-name="CaracterísticasYVentajas.B"/>
          <table:table-row>
            <table:table-cell table:style-name="CaracterísticasYVentajas.A1" office:value-type="string">
              <text:p text:style-name="P19">Características</text:p>
            </table:table-cell>
            <table:table-cell table:style-name="CaracterísticasYVentajas.B1" office:value-type="string">
              <text:p text:style-name="P19">Ventajas</text:p>
            </table:table-cell>
          </table:table-row>
          <table:table-row>
            <table:table-cell table:style-name="CaracterísticasYVentajas.A2" office:value-type="string">
              <text:p text:style-name="P11">Procesamiento de 4 núcleos</text:p>
            </table:table-cell>
            <table:table-cell table:style-name="CaracterísticasYVentajas.B2" office:value-type="string">
              <text:p text:style-name="P11">Este procesador tiene cuatro núcleos independientes en un único paquete con 8 MB de cache de nivel dos, 1066 o 1333 MHz en el bús frontal. Cuatro hilos físicos específicos ayudan a los sistemas operativos y a las aplicaciones a tener un rendimiento adicional, así que los usuarios finales pueden tener un mejor rendimiento multitarea y multihilo a través de todo tipo de aplicaciones y trabajos</text:p>
            </table:table-cell>
          </table:table-row>
          <table:table-row>
            <table:table-cell table:style-name="CaracterísticasYVentajas.A2" office:value-type="string">
              <text:p text:style-name="P11">Circuitos integrados compatibles</text:p>
            </table:table-cell>
            <table:table-cell table:style-name="CaracterísticasYVentajas.B2" office:value-type="string">
              <text:p text:style-name="P11">Los circuitos integrados de Intel 975X y P96S Express son compatibles con el procesador Intel Core 2 Extreme de cuatro núcleos funcionando a 1066 MHz el bus frontal. Los circuitos integrados</text:p>
            </table:table-cell>
          </table:table-row>
          <table:table-row>
            <table:table-cell table:style-name="CaracterísticasYVentajas.A2" office:value-type="string">
              <text:p text:style-name="P11"/>
            </table:table-cell>
            <table:table-cell table:style-name="CaracterísticasYVentajas.B2" office:value-type="string">
              <text:p text:style-name="P11"/>
            </table:table-cell>
          </table:table-row>
          <table:table-row>
            <table:table-cell table:style-name="CaracterísticasYVentajas.A2" office:value-type="string">
              <text:p text:style-name="P11"/>
            </table:table-cell>
            <table:table-cell table:style-name="CaracterísticasYVentajas.B2" office:value-type="string">
              <text:p text:style-name="P11"/>
            </table:table-cell>
          </table:table-row>
          <table:table-row>
            <table:table-cell table:style-name="CaracterísticasYVentajas.A2" office:value-type="string">
              <text:p text:style-name="Table_20_Contents"/>
            </table:table-cell>
            <table:table-cell table:style-name="CaracterísticasYVentajas.B2" office:value-type="string">
              <text:p text:style-name="P11"/>
            </table:table-cell>
          </table:table-row>
        </table:table>
        <text:p text:style-name="Table">Tabla <text:sequence text:ref-name="refTable0" text:name="Table" text:formula="ooow:Table+1" style:num-format="1">1</text:sequence>.: Características y ventajas</text:p>
        <text:p text:style-name="Text_20_body"><text:span text:style-name="T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8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Procesador Intel Core 2 Extreme de 4 núcleos</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8</text:user-defined></text:span></text:p>
          <text:p text:style-name="P4"><text:span text:style-name="T1">Última rev: </text:span><text:span text:style-name="T1"><text:user-defined text:name="Última Revisión">26-XI-07</text:user-defined></text:span></text:p>
          <text:p text:style-name="P4"><text:span text:style-name="T1">Versión: </text:span><text:span text:style-name="T1"><text:user-defined text:name="Versión">0.4</text:user-defined></text:span></text:p>
          <text:p text:style-name="P4"><text:span text:style-name="T1">Página </text:span><text:span text:style-name="T1"><text:page-number style:num-format="1" text:select-page="current">3</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rocesador Intel Core 2 Extreme de 4 núcleos</dc:title>
    <dc:description>Descripción del producto

Los archivos en formato odt se abren con Openoffice: 
Descargable en http://www.openoffice.org/
Bajo licencia LGPL-2</dc:description>
    <dc:subject>Traducción de Textos</dc:subject>
    <dc:date>2007-12-18T01:48:30</dc:date>
    <meta:keyword>Procesador Intel Core 2 Extreme de 4 núcleos</meta:keyword>
    <meta:keyword>traducción de textos Rosario Plaza rplaza@fi.upm.es</meta:keyword>
    <meta:editing-cycles>153</meta:editing-cycles>
    <meta:editing-duration>PT21H10M54S</meta:editing-duration>
    <meta:user-defined meta:name="Autor">Rubén Paje del Pino</meta:user-defined>
    <meta:user-defined meta:name="Versión">0.4</meta:user-defined>
    <meta:user-defined meta:name="Texto">8</meta:user-defined>
    <meta:user-defined meta:name="Última Revisión">26-XI-07</meta:user-defined>
    <meta:document-statistic meta:table-count="2" meta:image-count="0" meta:object-count="0" meta:page-count="4" meta:paragraph-count="56" meta:word-count="718" meta:character-count="4534"/>
  </office:meta>
</office:document-meta>
</file>